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5" manifest:media-type="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fe4ea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7f50" loext:opacity="100%" style:font-name="Ink Free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7f50" loext:opacity="100%" style:font-name="Ink Free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4aacd4" officeooo:paragraph-rsid="004aac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7f50" loext:opacity="100%" style:text-line-through-style="solid" style:text-line-through-type="singl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ff7f50" loext:opacity="100%" style:text-line-through-style="none" style:text-line-through-type="non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0f1a4c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3b97c3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be6e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c99f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439de2" officeooo:paragraph-rsid="00439de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5f2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7299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0f1a4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32666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8839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21865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5a130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3a4a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8391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5b106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5fb80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78e1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8f7b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206d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4e44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7900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2fb15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rsid="0029ce50" officeooo:paragraph-rsid="002fb15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d9bd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8c2929" style:font-size-asian="11pt" style:font-style-asian="italic" style:font-size-complex="11pt" style:font-style-complex="italic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28839c"/>
    </style:style>
    <style:style style:name="T4" style:family="text">
      <style:text-properties officeooo:rsid="002a1f61"/>
    </style:style>
    <style:style style:name="T5" style:family="text">
      <style:text-properties officeooo:rsid="002a739d"/>
    </style:style>
    <style:style style:name="T6" style:family="text">
      <style:text-properties officeooo:rsid="002bdf0e"/>
    </style:style>
    <style:style style:name="T7" style:family="text">
      <style:text-properties officeooo:rsid="0069e1ae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29ce50" style:font-weight-asian="normal" style:font-weight-complex="normal"/>
    </style:style>
    <style:style style:name="T10" style:family="text">
      <style:text-properties fo:font-weight="normal" officeooo:rsid="0024f708" style:font-weight-asian="normal" style:font-weight-complex="normal"/>
    </style:style>
    <style:style style:name="T11" style:family="text">
      <style:text-properties fo:font-weight="normal" officeooo:rsid="0069e1ae" style:font-weight-asian="normal" style:font-weight-complex="normal"/>
    </style:style>
    <style:style style:name="T12" style:family="text">
      <style:text-properties fo:font-weight="normal" officeooo:rsid="0028839c" style:font-weight-asian="normal" style:font-weight-complex="normal"/>
    </style:style>
    <style:style style:name="T13" style:family="text">
      <style:text-properties fo:font-weight="normal" officeooo:rsid="0033c27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ffab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2a20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87424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ccef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9005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5878d6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8971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7932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2772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f708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45118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481801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85b42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afa01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52e9d9" fo:background-color="transparent" loext:char-shading-value="0" style:font-weight-asian="normal" style:font-weight-complex="normal"/>
    </style:style>
    <style:style style:name="T29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officeooo:rsid="002ffab6"/>
    </style:style>
    <style:style style:name="T31" style:family="text">
      <style:text-properties officeooo:rsid="00387424"/>
    </style:style>
    <style:style style:name="T32" style:family="text">
      <style:text-properties officeooo:rsid="003ccef0"/>
    </style:style>
    <style:style style:name="T33" style:family="text">
      <style:text-properties officeooo:rsid="00489710"/>
    </style:style>
    <style:style style:name="T34" style:family="text">
      <style:text-properties officeooo:rsid="0037932f"/>
    </style:style>
    <style:style style:name="T35" style:family="text">
      <style:text-properties officeooo:rsid="00322772"/>
    </style:style>
    <style:style style:name="T36" style:family="text">
      <style:text-properties officeooo:rsid="0042a208"/>
    </style:style>
    <style:style style:name="T37" style:family="text">
      <style:text-properties officeooo:rsid="00490055"/>
    </style:style>
    <style:style style:name="T38" style:family="text">
      <style:text-properties officeooo:rsid="0049628c"/>
    </style:style>
    <style:style style:name="T39" style:family="text">
      <style:text-properties officeooo:rsid="004d2099"/>
    </style:style>
    <style:style style:name="T40" style:family="text">
      <style:text-properties officeooo:rsid="004e98fe"/>
    </style:style>
    <style:style style:name="T41" style:family="text">
      <style:text-properties officeooo:rsid="00508065"/>
    </style:style>
    <style:style style:name="T42" style:family="text">
      <style:text-properties officeooo:rsid="0054e729"/>
    </style:style>
    <style:style style:name="T43" style:family="text">
      <style:text-properties officeooo:rsid="00680382"/>
    </style:style>
    <style:style style:name="T44" style:family="text">
      <style:text-properties officeooo:rsid="005209a9"/>
    </style:style>
    <style:style style:name="T45" style:family="text">
      <style:text-properties officeooo:rsid="005360c6"/>
    </style:style>
    <style:style style:name="T46" style:family="text">
      <style:text-properties officeooo:rsid="0056b7d6"/>
    </style:style>
    <style:style style:name="T47" style:family="text">
      <style:text-properties officeooo:rsid="005878d6"/>
    </style:style>
    <style:style style:name="T48" style:family="text">
      <style:text-properties officeooo:rsid="005b14a9"/>
    </style:style>
    <style:style style:name="T49" style:family="text">
      <style:text-properties officeooo:rsid="00597035"/>
    </style:style>
    <style:style style:name="T50" style:family="text">
      <style:text-properties officeooo:rsid="003afa01"/>
    </style:style>
    <style:style style:name="T51" style:family="text">
      <style:text-properties officeooo:rsid="003c99f8"/>
    </style:style>
    <style:style style:name="T52" style:family="text">
      <style:text-properties officeooo:rsid="00472996"/>
    </style:style>
    <style:style style:name="T53" style:family="text">
      <style:text-properties officeooo:rsid="004aacd4"/>
    </style:style>
    <style:style style:name="T54" style:family="text">
      <style:text-properties officeooo:rsid="004f0fe2"/>
    </style:style>
    <style:style style:name="T55" style:family="text">
      <style:text-properties officeooo:rsid="0052e9d9"/>
    </style:style>
    <style:style style:name="T56" style:family="text">
      <style:text-properties officeooo:rsid="0056cc1f"/>
    </style:style>
    <style:style style:name="T57" style:family="text">
      <style:text-properties officeooo:rsid="0058551f"/>
    </style:style>
    <style:style style:name="T58" style:family="text">
      <style:text-properties officeooo:rsid="005a1303"/>
    </style:style>
    <style:style style:name="T59" style:family="text">
      <style:text-properties officeooo:rsid="004cb91d"/>
    </style:style>
    <style:style style:name="T60" style:family="text">
      <style:text-properties officeooo:rsid="005cfae7"/>
    </style:style>
    <style:style style:name="T61" style:family="text">
      <style:text-properties officeooo:rsid="005fb808"/>
    </style:style>
    <style:style style:name="T62" style:family="text">
      <style:text-properties officeooo:rsid="00608914"/>
    </style:style>
    <style:style style:name="T63" style:family="text">
      <style:text-properties officeooo:rsid="0062fef7"/>
    </style:style>
    <style:style style:name="T64" style:family="text">
      <style:text-properties officeooo:rsid="00659087"/>
    </style:style>
    <style:style style:name="T65" style:family="text">
      <style:text-properties officeooo:rsid="00514d9c"/>
    </style:style>
    <style:style style:name="T66" style:family="text">
      <style:text-properties officeooo:rsid="00678e1e"/>
    </style:style>
    <style:style style:name="T67" style:family="text">
      <style:text-properties officeooo:rsid="0068f7b1"/>
    </style:style>
    <style:style style:name="T68" style:family="text">
      <style:text-properties officeooo:rsid="006ab9a1"/>
    </style:style>
    <style:style style:name="T69" style:family="text">
      <style:text-properties officeooo:rsid="006b7b9d"/>
    </style:style>
    <style:style style:name="T70" style:family="text">
      <style:text-properties officeooo:rsid="006d9c66"/>
    </style:style>
    <style:style style:name="T71" style:family="text">
      <style:text-properties officeooo:rsid="0071189a"/>
    </style:style>
    <style:style style:name="T72" style:family="text">
      <style:text-properties officeooo:rsid="007206d8"/>
    </style:style>
    <style:style style:name="T73" style:family="text">
      <style:text-properties officeooo:rsid="0074e44a"/>
    </style:style>
    <style:style style:name="T74" style:family="text">
      <style:text-properties officeooo:rsid="00766933"/>
    </style:style>
    <style:style style:name="T75" style:family="text">
      <style:text-properties officeooo:rsid="00779006"/>
    </style:style>
    <style:style style:name="T76" style:family="text">
      <style:text-properties officeooo:rsid="007913db"/>
    </style:style>
    <style:style style:name="T77" style:family="text">
      <style:text-properties officeooo:rsid="007a714e"/>
    </style:style>
    <style:style style:name="T78" style:family="text">
      <style:text-properties officeooo:rsid="007d4809"/>
    </style:style>
    <style:style style:name="T79" style:family="text">
      <style:text-properties officeooo:rsid="007f034f"/>
    </style:style>
    <style:style style:name="T80" style:family="text">
      <style:text-properties officeooo:rsid="00807b67"/>
    </style:style>
    <style:style style:name="T81" style:family="text">
      <style:text-properties officeooo:rsid="00830d1a"/>
    </style:style>
    <style:style style:name="T82" style:family="text">
      <style:text-properties officeooo:rsid="00861814"/>
    </style:style>
    <style:style style:name="T83" style:family="text">
      <style:text-properties officeooo:rsid="005b1061"/>
    </style:style>
    <style:style style:name="T84" style:family="text">
      <style:text-properties officeooo:rsid="0089c8c7"/>
    </style:style>
    <style:style style:name="T85" style:family="text">
      <style:text-properties officeooo:rsid="008b5edf"/>
    </style:style>
    <style:style style:name="T86" style:family="text">
      <style:text-properties officeooo:rsid="0033c27f"/>
    </style:style>
    <style:style style:name="T87" style:family="text">
      <style:text-properties officeooo:rsid="008d9bdf"/>
    </style:style>
    <style:style style:name="T88" style:family="text">
      <style:text-properties officeooo:rsid="008f6742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nsino Fundamental e Médio</text:p>
      <text:p text:style-name="P21"/>
      <text:p text:style-name="P22">Conjuntos</text:p>
      <text:p text:style-name="P24"/>
      <text:p text:style-name="P24">• Conceitos:</text:p>
      <text:p text:style-name="P24"><draw:frame draw:style-name="fr1" draw:name="Objeto40" text:anchor-type="as-char" svg:y="-0.321cm" svg:width="3.231cm" svg:height="0.436cm" draw:z-index="49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3"><draw:frame draw:style-name="fr1" draw:name="Objeto57" text:anchor-type="as-char" svg:y="-0.321cm" svg:width="3.217cm" svg:height="0.436cm" draw:z-index="51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23"><draw:frame draw:style-name="fr1" draw:name="Objeto62" text:anchor-type="as-char" svg:y="-0.321cm" svg:width="2.946cm" svg:height="0.436cm" draw:z-index="56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3"><draw:frame draw:style-name="fr1" draw:name="Objeto58" text:anchor-type="as-char" svg:y="-0.321cm" svg:width="5.526cm" svg:height="0.436cm" draw:z-index="52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23"><draw:frame draw:style-name="fr1" draw:name="Objeto59" text:anchor-type="as-char" svg:y="-0.321cm" svg:width="7.138cm" svg:height="0.436cm" draw:z-index="53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27"/>
      <text:p text:style-name="P27">• Relação reflexiva:</text:p>
      <text:p text:style-name="P27"><draw:frame draw:style-name="fr1" draw:name="Objeto63" text:anchor-type="as-char" svg:y="-0.321cm" svg:width="2.131cm" svg:height="0.436cm" draw:z-index="57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27"/>
      <text:p text:style-name="P27">• Relação simétrica:</text:p>
      <text:p text:style-name="P27"><draw:frame draw:style-name="fr1" draw:name="Objeto64" text:anchor-type="as-char" svg:y="-0.321cm" svg:width="3.394cm" svg:height="0.436cm" draw:z-index="58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27"/>
      <text:p text:style-name="P27">• Relação transitiva:</text:p>
      <text:p text:style-name="P27"><draw:frame draw:style-name="fr1" draw:name="Objeto65" text:anchor-type="as-char" svg:y="-0.321cm" svg:width="3.201cm" svg:height="0.436cm" draw:z-index="59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27"/>
      <text:p text:style-name="P27">• Relação antissimétrica:</text:p>
      <text:p text:style-name="P27"><draw:frame draw:style-name="fr1" draw:name="Objeto66" text:anchor-type="as-char" svg:y="-0.321cm" svg:width="3.646cm" svg:height="0.436cm" draw:z-index="60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27"/>
      <text:p text:style-name="P25">• Propiedade út<text:span text:style-name="T4">il </text:span><text:span text:style-name="T51">1</text:span>:</text:p>
      <text:p text:style-name="P25"><draw:frame draw:style-name="fr1" draw:name="Objeto60" text:anchor-type="as-char" svg:y="-0.321cm" svg:width="3.572cm" svg:height="0.436cm" draw:z-index="54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26"/>
      <text:p text:style-name="P26">• Propiedade út<text:span text:style-name="T4">il </text:span><text:span text:style-name="T51">2</text:span>:</text:p>
      <text:p text:style-name="P25"><draw:frame draw:style-name="fr1" draw:name="Objeto61" text:anchor-type="as-char" svg:y="-0.321cm" svg:width="4.927cm" svg:height="0.436cm" draw:z-index="55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5"/>
      <text:p text:style-name="P18">Expressões e Equações Algébricas</text:p>
      <text:p text:style-name="P7"/>
      <text:p text:style-name="P19">Potenciação e Radiciação</text:p>
      <text:p text:style-name="P28"/>
      <text:p text:style-name="P28">• Propiedade út<text:span text:style-name="T4">il </text:span><text:span text:style-name="T52">1:</text:span></text:p>
      <text:p text:style-name="P28"><draw:frame draw:style-name="fr1" draw:name="Objeto67" text:anchor-type="as-char" svg:y="-0.369cm" svg:width="3.695cm" svg:height="0.483cm" draw:z-index="61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28"/>
      <text:p text:style-name="P29">• Propiedade út<text:span text:style-name="T4">il </text:span><text:span text:style-name="T52">2:</text:span></text:p>
      <text:p text:style-name="P7"><draw:frame draw:style-name="fr1" draw:name="Objeto68" text:anchor-type="as-char" svg:y="-0.369cm" svg:width="3.715cm" svg:height="0.483cm" draw:z-index="62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7"/>
      <text:p text:style-name="P29">• Propiedade út<text:span text:style-name="T4">il </text:span><text:span text:style-name="T52">3:</text:span></text:p>
      <text:p text:style-name="P29"><draw:frame draw:style-name="fr1" draw:name="Objeto69" text:anchor-type="as-char" svg:y="-0.369cm" svg:width="5.179cm" svg:height="0.483cm" draw:z-index="63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29"/>
      <text:p text:style-name="P29">• Propiedade út<text:span text:style-name="T4">il </text:span><text:span text:style-name="T52">4:</text:span></text:p>
      <text:p text:style-name="P29"><draw:frame draw:style-name="fr1" draw:name="Objeto70" text:anchor-type="as-char" svg:y="-0.64cm" svg:width="6.299cm" svg:height="1cm" draw:z-index="64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7"/>
      <text:p text:style-name="P7"/>
      <text:p text:style-name="P1">Equações e Inequações do 1° e 2° Grau</text:p>
      <text:p text:style-name="P7"/>
      <text:p text:style-name="P1">Equações Biquadradas e Equações Irracionais</text:p>
      <text:p text:style-name="P7"/>
      <text:p text:style-name="P4">Estudos de Funções</text:p>
      <text:p text:style-name="P12"/>
      <text:p text:style-name="P6">Função do 2° Grau</text:p>
      <text:p text:style-name="P33"/>
      <text:p text:style-name="P33"><text:span text:style-name="T2">•</text:span>Identificar o valor do coeficiente <text:span text:style-name="T1">a</text:span>:</text:p>
      <text:p text:style-name="P33"/>
      <text:p text:style-name="P33"><text:span text:style-name="T2">•</text:span>Identificar o valor do coeficiente <text:span text:style-name="T1">b</text:span>:</text:p>
      <text:p text:style-name="P33"/>
      <text:p text:style-name="P33"><text:span text:style-name="T2">•</text:span>Identificar o valor do coeficiente c:</text:p>
      <text:p text:style-name="P34"><draw:frame draw:style-name="fr1" draw:name="Objeto7" text:anchor-type="as-char" svg:y="-0.321cm" svg:width="1.265cm" svg:height="0.436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3"/>
      <text:p text:style-name="P35"><text:span text:style-name="T7">•</text:span>Funcção inversa do 1° Grau:</text:p>
      <text:p text:style-name="P35"><draw:frame draw:style-name="fr3" draw:name="Objeto6" text:anchor-type="as-char" svg:y="-0.669cm" svg:width="5.648cm" svg:height="0.923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8"/>
      <text:p text:style-name="P1">Trigonomeria</text:p>
      <text:p text:style-name="P8"/>
      <text:p text:style-name="P1">Geometria Plana</text:p>
      <text:p text:style-name="P8"/>
      <text:p text:style-name="P2">Logaritmos e Equações Exponenciais</text:p>
      <text:p text:style-name="P8"/>
      <text:p text:style-name="P1">Progressão Aritmética</text:p>
      <text:p text:style-name="P8"/>
      <text:p text:style-name="P1">Progressão Geométrica</text:p>
      <text:p text:style-name="P8"/>
      <text:p text:style-name="P1">Análise Combinatória</text:p>
      <text:p text:style-name="P30"/>
      <text:p text:style-name="P1">Binômio de Newton</text:p>
      <text:p text:style-name="P8"/>
      <text:p text:style-name="P3">Probabilidades</text:p>
      <text:p text:style-name="P9"/>
      <text:p text:style-name="P3">Matrizes</text:p>
      <text:p text:style-name="P31"/>
      <text:p text:style-name="P3">Determinantes</text:p>
      <text:p text:style-name="P9"/>
      <text:p text:style-name="P3">Sistemas Lineares</text:p>
      <text:p text:style-name="P9"/>
      <text:p text:style-name="P1">Geometria Analítica</text:p>
      <text:p text:style-name="P8"/>
      <text:p text:style-name="P1">Polinômios</text:p>
      <text:p text:style-name="P8"/>
      <text:p text:style-name="P1">Números Complexos</text:p>
      <text:p text:style-name="P8"><text:soft-page-break/></text:p>
      <text:p text:style-name="P1">Teoria dos Conjuntos</text:p>
      <text:p text:style-name="P8"/>
      <text:p text:style-name="P1">Geometria Espacial</text:p>
      <text:p text:style-name="P32"/>
      <text:p text:style-name="P32"/>
      <text:p text:style-name="P14">Ensino Superior</text:p>
      <text:p text:style-name="P13"/>
      <text:p text:style-name="P5">Cálculo</text:p>
      <text:p text:style-name="P10"/>
      <text:p text:style-name="P16">Limites:</text:p>
      <text:p text:style-name="P39"/>
      <text:p text:style-name="P39"><text:span text:style-name="T3">• </text:span>Quando existe Limite: </text:p>
      <text:p text:style-name="P39">A função tende<text:span text:style-name="T7">rá</text:span> para um mesmo valor no eixo <text:span text:style-name="T3">y</text:span> ao aproximar-se de um valor no eixo <text:span text:style-name="T3">x</text:span></text:p>
      <text:p text:style-name="P39"/>
      <text:p text:style-name="P55"><text:span text:style-name="T9">• Q</text:span>uando x tende<text:span text:style-name="T7">r</text:span> <text:span text:style-name="T7">a</text:span> a pela esquerda:</text:p>
      <text:p text:style-name="P36"><draw:frame draw:style-name="fr1" draw:name="Objeto1" text:anchor-type="as-char" svg:y="-0.321cm" svg:width="2.178cm" svg:height="0.69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6"/>
      <text:p text:style-name="P55"><text:span text:style-name="T9">• Q</text:span><text:span text:style-name="T10">uando x tende</text:span><text:span text:style-name="T11">r</text:span><text:span text:style-name="T10"> </text:span><text:span text:style-name="T11">a</text:span><text:span text:style-name="T10"> a pela </text:span><text:span text:style-name="T12">direita:</text:span></text:p>
      <text:p text:style-name="P37"><draw:frame draw:style-name="fr1" draw:name="Objeto2" text:anchor-type="as-char" svg:y="-0.321cm" svg:width="2.127cm" svg:height="0.66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55"/>
      <text:p text:style-name="P56">• Propiedade út<text:span text:style-name="T4">il 1</text:span>:</text:p>
      <text:p text:style-name="P56"><draw:frame draw:style-name="fr1" draw:name="Objeto3" text:anchor-type="as-char" svg:y="-0.321cm" svg:width="1.526cm" svg:height="0.69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56"/>
      <text:p text:style-name="P56">• Propiedade út<text:span text:style-name="T4">il 2</text:span>:</text:p>
      <text:p text:style-name="P56"><draw:frame draw:style-name="fr1" draw:name="Objeto4" text:anchor-type="as-char" svg:y="-0.369cm" svg:width="1.706cm" svg:height="0.74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56"/>
      <text:p text:style-name="P56">• Propiedade út<text:span text:style-name="T4">il 3</text:span>:</text:p>
      <text:p text:style-name="P56"><draw:frame draw:style-name="fr1" draw:name="Objeto5" text:anchor-type="as-char" svg:y="-0.321cm" svg:width="3.858cm" svg:height="0.69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56"/>
      <text:p text:style-name="P56">• Propiedade út<text:span text:style-name="T4">il </text:span><text:span text:style-name="T5">4</text:span>:</text:p>
      <text:p text:style-name="P56"><draw:frame draw:style-name="fr1" draw:name="Objeto11" text:anchor-type="as-char" svg:y="-0.321cm" svg:width="5.801cm" svg:height="0.69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56"/>
      <text:p text:style-name="P56">• Propiedade út<text:span text:style-name="T4">il </text:span><text:span text:style-name="T5">5</text:span>:</text:p>
      <text:p text:style-name="P56"><draw:frame draw:style-name="fr1" draw:name="Objeto12" text:anchor-type="as-char" svg:y="-0.321cm" svg:width="5.528cm" svg:height="0.69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56"/>
      <text:p text:style-name="P56">• Propiedade út<text:span text:style-name="T4">il </text:span><text:span text:style-name="T6">6</text:span>:</text:p>
      <text:p text:style-name="P56"><draw:frame draw:style-name="fr1" draw:name="Objeto13" text:anchor-type="as-char" svg:y="-0.82cm" svg:width="4.434cm" svg:height="1.44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5">Derivadas<text:span text:style-name="T29"> :</text:span></text:p>
      <text:p text:style-name="P53"/>
      <text:p text:style-name="P45"><text:span text:style-name="T83">• Diferencial: <text:s/></text:span><text:span text:style-name="T78">Sendo </text:span><text:span text:style-name="T83"><draw:frame draw:style-name="fr1" draw:name="Objeto77" text:anchor-type="as-char" svg:y="-0.321cm" svg:width="1.453cm" svg:height="0.436cm" draw:z-index="65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83"><text:s/></text:span><text:span text:style-name="T64">derivável,</text:span><text:span text:style-name="T83"> </text:span><text:span text:style-name="T83"><draw:frame draw:style-name="fr1" draw:name="Objeto74" text:anchor-type="as-char" svg:y="-0.321cm" svg:width="0.699cm" svg:height="0.436cm" draw:z-index="66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83"><text:s/></text:span><text:span text:style-name="T63">ou </text:span><text:span text:style-name="T83"><draw:frame draw:style-name="fr1" draw:name="Objeto83" text:anchor-type="as-char" svg:y="-0.321cm" svg:width="0.679cm" svg:height="0.436cm" draw:z-index="67"><draw:object xlink:href="./Object 76" xlink:type="simple" xlink:show="embed" xlink:actuate="onLoad"/><draw:image xlink:href="./ObjectReplacements/Object 76" xlink:type="simple" xlink:show="embed" xlink:actuate="onLoad"/><svg:desc>fórmula</svg:desc></draw:frame></text:span><text:span text:style-name="T80">será a </text:span><text:span text:style-name="T71">variação</text:span><text:span text:style-name="T60"> </text:span><text:span text:style-name="T71">de </text:span><text:span text:style-name="T71"><draw:frame draw:style-name="fr1" draw:name="Objeto75" text:anchor-type="as-char" svg:y="-0.321cm" svg:width="0.409cm" svg:height="0.436cm" draw:z-index="68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71"><draw:frame draw:style-name="fr1" draw:name="Objeto79" text:anchor-type="as-char" svg:y="-0.321cm" svg:width="2.506cm" svg:height="0.436cm" draw:z-index="69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71"><text:s/></text:span><text:span text:style-name="T82">de</text:span><text:span text:style-name="T71"><draw:frame draw:style-name="fr1" draw:name="Objeto90" text:anchor-type="as-char" svg:y="-0.321cm" svg:width="0.407cm" svg:height="0.436cm" draw:z-index="75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61">e de </text:span><text:span text:style-name="T83"><draw:frame draw:style-name="fr1" draw:name="Objeto84" text:anchor-type="as-char" svg:y="-0.321cm" svg:width="0.676cm" svg:height="0.436cm" draw:z-index="76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83">, </text:span><text:span text:style-name="T80">ou seja, </text:span><text:span text:style-name="T79"><text:s/></text:span><text:span text:style-name="T71">a diferença</text:span><text:span text:style-name="T63"> </text:span><text:span text:style-name="T63"><draw:frame draw:style-name="fr1" draw:name="Objeto78" text:anchor-type="as-char" svg:y="-0.321cm" svg:width="2.997cm" svg:height="0.476cm" draw:z-index="77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63">,</text:span><text:span text:style-name="T64"> </text:span><text:span text:style-name="T81">equivalente a</text:span><text:span text:style-name="T77">: </text:span><text:span text:style-name="T83"><draw:frame draw:style-name="fr1" draw:name="Objeto88" text:anchor-type="as-char" svg:y="-0.321cm" svg:width="3.341cm" svg:height="0.436cm" draw:z-index="78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83">. </text:span><text:span text:style-name="T82">E</text:span><text:span text:style-name="T61"> </text:span><text:span text:style-name="T83"><draw:frame draw:style-name="fr1" draw:name="Objeto80" text:anchor-type="as-char" svg:y="-0.321cm" svg:width="0.695cm" svg:height="0.436cm" draw:z-index="79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83"><text:s/></text:span><text:span text:style-name="T63">ou </text:span><text:span text:style-name="T83"><draw:frame draw:style-name="fr1" draw:name="Objeto89" text:anchor-type="as-char" svg:y="-0.321cm" svg:width="0.676cm" svg:height="0.436cm" draw:z-index="82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83"><text:s/></text:span><text:span text:style-name="T80">será a </text:span><text:span text:style-name="T71">variação</text:span><text:span text:style-name="T60"> </text:span><text:span text:style-name="T71">de </text:span><text:span text:style-name="T71"><draw:frame draw:style-name="fr1" draw:name="Objeto93" text:anchor-type="as-char" svg:y="-0.321cm" svg:width="0.407cm" svg:height="0.436cm" draw:z-index="83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71"><text:s/></text:span><text:span text:style-name="T71"><draw:frame draw:style-name="fr1" draw:name="Objeto86" text:anchor-type="as-char" svg:y="-0.321cm" svg:width="2.985cm" svg:height="0.436cm" draw:z-index="84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82">de </text:span><text:span text:style-name="T82"><draw:frame draw:style-name="fr1" draw:name="Objeto94" text:anchor-type="as-char" svg:y="-0.321cm" svg:width="0.409cm" svg:height="0.436cm" draw:z-index="85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82"><text:s/></text:span><text:span text:style-name="T61">e de </text:span><text:span text:style-name="T83"><draw:frame draw:style-name="fr1" draw:name="Objeto91" text:anchor-type="as-char" svg:y="-0.321cm" svg:width="0.679cm" svg:height="0.436cm" draw:z-index="86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83">, </text:span><text:span text:style-name="T80">ou seja, </text:span><text:span text:style-name="T71">a diferença </text:span><text:span text:style-name="T63"><draw:frame draw:style-name="fr1" draw:name="Objeto92" text:anchor-type="as-char" svg:y="-0.321cm" svg:width="2.427cm" svg:height="0.476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63">, </text:span><text:span text:style-name="T81">equivalente a :</text:span><text:span text:style-name="T79"> </text:span><text:span text:style-name="T83"><draw:frame draw:style-name="fr1" draw:name="Objeto76" text:anchor-type="as-char" svg:y="-0.561cm" svg:width="5.72cm" svg:height="0.923cm" draw:z-index="93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45"/>
      <text:p text:style-name="P54">• <text:span text:style-name="T30">Taxa de variação média </text:span><text:span text:style-name="T30"><draw:frame draw:style-name="fr1" draw:name="Objeto15" text:anchor-type="as-char" svg:y="-0.321cm" svg:width="1.141cm" svg:height="0.436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30">de uma função </text:span><text:span text:style-name="T30"><draw:frame draw:style-name="fr1" draw:name="Objeto98" text:anchor-type="as-char" svg:y="-0.321cm" svg:width="0.457cm" svg:height="0.436cm" draw:z-index="96"><draw:object xlink:href="./Object 98" xlink:type="simple" xlink:show="embed" xlink:actuate="onLoad"/><draw:image xlink:href="./ObjectReplacements/Object 98" xlink:type="simple" xlink:show="embed" xlink:actuate="onLoad"/><svg:desc>fórmula</svg:desc></draw:frame></text:span>no intante <draw:frame draw:style-name="fr1" draw:name="Objeto17" text:anchor-type="as-char" svg:y="-0.321cm" svg:width="1.272cm" svg:height="0.476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31">d</text:span><text:span text:style-name="T32">e </text:span><text:span text:style-name="T30">um intervalo</text:span><text:span text:style-name="T30"><draw:frame draw:style-name="fr2" draw:name="Objeto14" text:anchor-type="as-char" svg:y="-0.321cm" svg:width="2.076cm" svg:height="0.476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30">, </text:span><text:span text:style-name="T33">é igual ao </text:span><text:span text:style-name="T34">coeficiente angular</text:span><text:span text:style-name="T34"><draw:frame draw:style-name="fr1" draw:name="Objeto33" text:anchor-type="as-char" svg:y="-0.321cm" svg:width="0.513cm" svg:height="0.436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34">da reta</text:span><text:span text:style-name="T35"> secante, </text:span><text:span text:style-name="T36">do </text:span><text:span text:style-name="T35">ponto</text:span><text:span text:style-name="T35"><draw:frame draw:style-name="fr1" draw:name="Objeto34" text:anchor-type="as-char" svg:y="-0.321cm" svg:width="0.467cm" svg:height="0.436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37">— </text:span><text:span text:style-name="T34">de abscissa </text:span><draw:frame draw:style-name="fr1" draw:name="Objeto22" text:anchor-type="as-char" svg:y="-0.321cm" svg:width="0.556cm" svg:height="0.476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50"> tangente à curva </text:span><text:span text:style-name="T34">do gráfico de</text:span><draw:frame draw:style-name="fr1" draw:name="Objeto35" text:anchor-type="as-char" svg:y="-0.321cm" svg:width="0.457cm" svg:height="0.436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37">—</text:span><text:span text:style-name="T50">, </text:span><text:span text:style-name="T35">e </text:span><text:span text:style-name="T36">do ponto</text:span><text:span text:style-name="T35"><draw:frame draw:style-name="fr1" draw:name="Objeto36" text:anchor-type="as-char" svg:y="-0.321cm" svg:width="0.513cm" svg:height="0.43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7">— </text:span><text:span text:style-name="T34">de abscissa </text:span><draw:frame draw:style-name="fr1" draw:name="Objeto25" text:anchor-type="as-char" svg:y="-0.321cm" svg:width="1.272cm" svg:height="0.47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37">—. Ou seja, </text:span><text:span text:style-name="T38">é o coeficiente </text:span><text:span text:style-name="T34">angular</text:span><text:span text:style-name="T34"><draw:frame draw:style-name="fr1" draw:name="Objeto41" text:anchor-type="as-char" svg:y="-0.321cm" svg:width="0.513cm" svg:height="0.436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8">da reta do intervalo dos</text:span><text:span text:style-name="T37"> pontos</text:span><text:span text:style-name="T36"><draw:frame draw:style-name="fr1" draw:name="Objeto37" text:anchor-type="as-char" svg:y="-0.321cm" svg:width="1.921cm" svg:height="0.43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6">, </text:span><text:span text:style-name="T35">secante </text:span><text:span text:style-name="T50">à curva </text:span><text:span text:style-name="T34">do gráfico de</text:span><draw:frame draw:style-name="fr1" draw:name="Objeto38" text:anchor-type="as-char" svg:y="-0.321cm" svg:width="0.457cm" svg:height="0.436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, <text:span text:style-name="T55">ou </text:span><text:span text:style-name="T84">difere</text:span><text:span text:style-name="T85">n</text:span><text:span text:style-name="T84">cial</text:span><text:span text:style-name="T55"> </text:span><draw:frame draw:style-name="fr2" draw:name="Objeto97" text:anchor-type="as-char" svg:y="-0.561cm" svg:width="1.85cm" svg:height="0.923cm" draw:z-index="94"><draw:object xlink:href="./Object 97" xlink:type="simple" xlink:show="embed" xlink:actuate="onLoad"/><draw:image xlink:href="./ObjectReplacements/Object 97" xlink:type="simple" xlink:show="embed" xlink:actuate="onLoad"/><svg:desc>fórmula</svg:desc></draw:frame>:</text:p>
      <text:p text:style-name="P57"><draw:frame draw:style-name="fr1" draw:name="Objeto16" text:anchor-type="as-char" svg:y="-0.601cm" svg:width="7.149cm" svg:height="1.00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0"/>
      <text:p text:style-name="P59"><text:span text:style-name="T13">• </text:span><text:span text:style-name="T14">Taxa de variação </text:span><text:span text:style-name="T13">instantânea</text:span><text:span text:style-name="T14"><draw:frame draw:style-name="fr1" draw:name="Objeto19" text:anchor-type="as-char" svg:y="-0.321cm" svg:width="0.965cm" svg:height="0.436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14">d</text:span><text:span text:style-name="T13">e</text:span><text:span text:style-name="T14"> uma função</text:span><draw:frame draw:style-name="fr1" draw:name="Objeto26" text:anchor-type="as-char" svg:y="-0.321cm" svg:width="0.457cm" svg:height="0.436cm" draw:z-index="24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13">no in</text:span><text:span text:style-name="T15">s</text:span><text:span text:style-name="T13">tante </text:span><text:span text:style-name="T13"><draw:frame draw:style-name="fr1" draw:name="Objeto23" text:anchor-type="as-char" svg:y="-0.321cm" svg:width="0.556cm" svg:height="0.476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<text:s/></text:span><text:span text:style-name="T16">d</text:span><text:span text:style-name="T17">e </text:span><text:span text:style-name="T14">um intervalo</text:span><text:span text:style-name="T18"> </text:span><text:span text:style-name="T18"><draw:frame draw:style-name="fr2" draw:name="Objeto18" text:anchor-type="as-char" svg:y="-0.321cm" svg:width="2.076cm" svg:height="0.476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8">, ou </text:span><text:span text:style-name="T19">função </text:span><text:span text:style-name="T8">derivada</text:span><text:span text:style-name="T8"><draw:frame draw:style-name="fr1" draw:name="Objeto28" text:anchor-type="as-char" svg:y="-0.321cm" svg:width="0.91cm" svg:height="0.436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3">de</text:span><draw:frame draw:style-name="fr1" draw:name="Objeto56" text:anchor-type="as-char" svg:y="-0.321cm" svg:width="0.457cm" svg:height="0.43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16">no instante </text:span><text:span text:style-name="T16"><draw:frame draw:style-name="fr1" draw:name="Objeto24" text:anchor-type="as-char" svg:y="-0.321cm" svg:width="0.556cm" svg:height="0.476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13">, </text:span><text:span text:style-name="T20">é igual ao </text:span><text:span text:style-name="T21">coeficiente angular</text:span><text:span text:style-name="T21"><draw:frame draw:style-name="fr1" draw:name="Objeto29" text:anchor-type="as-char" svg:y="-0.377cm" svg:width="0.515cm" svg:height="0.467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da reta tangente, </text:span><text:span text:style-name="T15">do </text:span><text:span text:style-name="T22">ponto</text:span><text:span text:style-name="T22"><draw:frame draw:style-name="fr1" draw:name="Objeto30" text:anchor-type="as-char" svg:y="-0.321cm" svg:width="0.467cm" svg:height="0.43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8">— </text:span><text:span text:style-name="T21">de abscissa </text:span><draw:frame draw:style-name="fr1" draw:name="Objeto31" text:anchor-type="as-char" svg:y="-0.321cm" svg:width="0.556cm" svg:height="0.47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3">, </text:span><text:span text:style-name="T27">tangente à curva </text:span><text:span text:style-name="T21">do gráfico de</text:span><text:span text:style-name="T21"><draw:frame draw:style-name="fr1" draw:name="Objeto20" text:anchor-type="as-char" svg:y="-0.321cm" svg:width="0.457cm" svg:height="0.436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8">—</text:span><text:span text:style-name="T21">. </text:span><text:span text:style-name="T20">Ou seja, é </text:span><text:span text:style-name="T24">o </text:span><text:span text:style-name="T21">limite da </text:span><text:span text:style-name="T21"><draw:frame draw:style-name="fr1" draw:name="Objeto32" text:anchor-type="as-char" svg:y="-0.321cm" svg:width="1.141cm" svg:height="0.436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21">, </text:span><text:span text:style-name="T28">ou limite da equação diferencial, </text:span><text:span text:style-name="T21">quando a distância entre </text:span><text:span text:style-name="T25">os</text:span><text:span text:style-name="T21"> dois pontos </text:span><text:span text:style-name="T26">das abscissas</text:span><text:span text:style-name="T23"><draw:frame draw:style-name="fr1" draw:name="Objeto8" text:anchor-type="as-char" svg:y="-0.321cm" svg:width="0.94cm" svg:height="0.436cm" draw:z-index="91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1">tende a zero:</text:span></text:p>
      <text:p text:style-name="P39"><draw:frame draw:style-name="fr1" draw:name="Objeto21" text:anchor-type="as-char" svg:y="-0.601cm" svg:width="7.872cm" svg:height="1.002cm" draw:z-index="3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44"/>
      <text:p text:style-name="P58">• Ponto máximo e Ponto mínimo <text:span text:style-name="T85">d</text:span><text:span text:style-name="T88">a</text:span><text:span text:style-name="T86"> </text:span><text:span text:style-name="T87">raíz </text:span><draw:frame draw:style-name="fr1" draw:name="Objeto95" text:anchor-type="as-char" svg:y="-0.235cm" svg:width="0.556cm" svg:height="0.346cm" draw:z-index="95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87">em relação ao instante </text:span><text:span text:style-name="T87"><draw:frame draw:style-name="fr1" draw:name="Objeto96" text:anchor-type="as-char" svg:y="-0.319cm" svg:width="0.951cm" svg:height="0.422cm" draw:z-index="97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85">d</text:span><text:span text:style-name="T30">e uma funçã</text:span><text:span text:style-name="T88">o derivada:</text:span></text:p>
      <text:p text:style-name="P43"><draw:frame draw:style-name="fr1" draw:name="Objeto10" text:anchor-type="as-char" svg:y="-0.355cm" svg:width="8.174cm" svg:height="0.496cm" draw:z-index="87"><draw:object xlink:href="./Object 1" xlink:type="simple" xlink:show="embed" xlink:actuate="onLoad"/><draw:image xlink:href="./ObjectReplacements/Object 1" xlink:type="simple" xlink:show="embed" xlink:actuate="onLoad"/></draw:frame></text:p>
      <text:p text:style-name="P43"><draw:frame draw:style-name="fr1" draw:name="Objeto55" text:anchor-type="as-char" svg:y="-0.355cm" svg:width="8.211cm" svg:height="0.496cm" draw:z-index="88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41"><draw:frame draw:style-name="fr1" draw:name="Objeto27" text:anchor-type="as-char" svg:y="-0.355cm" svg:width="8.109cm" svg:height="0.496cm" draw:z-index="8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41"><draw:frame draw:style-name="fr1" draw:name="Objeto39" text:anchor-type="as-char" svg:y="-0.355cm" svg:width="8.147cm" svg:height="0.496cm" draw:z-index="90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41"/>
      <text:p text:style-name="P41">• <text:span text:style-name="T58">Implicação 1</text:span><text:span text:style-name="T4"> - </text:span><text:span text:style-name="T39">derivada de potênci</text:span><text:span text:style-name="T40">a</text:span><text:span text:style-name="T4">:</text:span></text:p>
      <text:p text:style-name="P41"><draw:frame draw:style-name="fr1" draw:name="Objeto42" text:anchor-type="as-char" svg:y="-0.369cm" svg:width="3.223cm" svg:height="0.483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39">(“regra do tombo”)</text:span></text:p>
      <text:p text:style-name="P41"/>
      <text:p text:style-name="P42">• <text:span text:style-name="T58">Implicação 2</text:span><text:span text:style-name="T39"> </text:span><text:span text:style-name="T4">-</text:span><text:span text:style-name="T39"> </text:span><text:span text:style-name="T40">derivada de constante</text:span><text:span text:style-name="T4">:</text:span></text:p>
      <text:p text:style-name="P41"><draw:frame draw:style-name="fr1" draw:name="Objeto43" text:anchor-type="as-char" svg:y="-0.321cm" svg:width="6.05cm" svg:height="0.436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1"/>
      <text:p text:style-name="P42">• <text:span text:style-name="T58">Implicação</text:span><text:span text:style-name="T4"> </text:span><text:span text:style-name="T41">3</text:span><text:span text:style-name="T39"> </text:span><text:span text:style-name="T4">-</text:span><text:span text:style-name="T39"> </text:span><text:span text:style-name="T40">derivada d</text:span><text:span text:style-name="T41">o produto de k</text:span><text:span text:style-name="T40">:</text:span></text:p>
      <text:p text:style-name="P41"><draw:frame draw:style-name="fr1" draw:name="Objeto45" text:anchor-type="as-char" svg:y="-0.321cm" svg:width="6.996cm" svg:height="0.436cm" draw:z-index="3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41"/>
      <text:p text:style-name="P42">• <text:span text:style-name="T58">Implicação 4</text:span><text:span text:style-name="T39"> </text:span><text:span text:style-name="T4">-</text:span><text:span text:style-name="T39"> </text:span><text:span text:style-name="T40">derivada d</text:span><text:span text:style-name="T42">a</text:span><text:span text:style-name="T40"> </text:span><text:span text:style-name="T43">adiçao e subtração</text:span><text:span text:style-name="T40">:</text:span></text:p>
      <text:p text:style-name="P41"><draw:frame draw:style-name="fr1" draw:name="Objeto44" text:anchor-type="as-char" svg:y="-0.321cm" svg:width="3.806cm" svg:height="0.436cm" draw:z-index="39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41"/>
      <text:p text:style-name="P42">• <text:span text:style-name="T58">Implicação </text:span><text:span text:style-name="T44">5</text:span><text:span text:style-name="T39"> </text:span><text:span text:style-name="T4">-</text:span><text:span text:style-name="T39"> </text:span><text:span text:style-name="T40">derivada d</text:span><text:span text:style-name="T45">o</text:span><text:span text:style-name="T40"> </text:span><text:span text:style-name="T45">produto</text:span><text:span text:style-name="T40">:</text:span></text:p>
      <text:p text:style-name="P41"><draw:frame draw:style-name="fr1" draw:name="Objeto46" text:anchor-type="as-char" svg:y="-0.321cm" svg:width="4.56cm" svg:height="0.436cm" draw:z-index="40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41"/>
      <text:p text:style-name="P42">• <text:span text:style-name="T58">Implicação</text:span><text:span text:style-name="T4"> </text:span><text:span text:style-name="T45">6</text:span><text:span text:style-name="T39"> </text:span><text:span text:style-name="T4">-</text:span><text:span text:style-name="T39"> </text:span><text:span text:style-name="T40">derivada d</text:span><text:span text:style-name="T45">o quociente</text:span><text:span text:style-name="T40">:</text:span></text:p>
      <text:p text:style-name="P41"><text:soft-page-break/><draw:frame draw:style-name="fr1" draw:name="Objeto47" text:anchor-type="as-char" svg:y="-0.561cm" svg:width="4.376cm" svg:height="0.968cm" draw:z-index="41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1"/>
      <text:p text:style-name="P42">• <text:span text:style-name="T58">Implicação </text:span><text:span text:style-name="T42">7</text:span><text:span text:style-name="T4"> - </text:span><text:span text:style-name="T39">derivada d</text:span><text:span text:style-name="T42">a exponencial</text:span><text:span text:style-name="T4">:</text:span></text:p>
      <text:p text:style-name="P41"><draw:frame draw:style-name="fr1" draw:name="Objeto48" text:anchor-type="as-char" svg:y="-0.369cm" svg:width="2.529cm" svg:height="0.483cm" draw:z-index="4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41"/>
      <text:p text:style-name="P42">• <text:span text:style-name="T58">Implicação</text:span><text:span text:style-name="T4"> </text:span><text:span text:style-name="T42">8</text:span><text:span text:style-name="T4"> - </text:span><text:span text:style-name="T39">derivada</text:span><text:span text:style-name="T42"> de seno</text:span><text:span text:style-name="T4">:</text:span></text:p>
      <text:p text:style-name="P41"><draw:frame draw:style-name="fr1" draw:name="Objeto49" text:anchor-type="as-char" svg:y="-0.321cm" svg:width="3.687cm" svg:height="0.436cm" draw:z-index="4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41"/>
      <text:p text:style-name="P42">• <text:span text:style-name="T58">Implicação</text:span><text:span text:style-name="T4"> </text:span><text:span text:style-name="T46">9</text:span><text:span text:style-name="T4"> - </text:span><text:span text:style-name="T39">derivada</text:span><text:span text:style-name="T42"> de </text:span><text:span text:style-name="T46">cosseno</text:span><text:span text:style-name="T4">:</text:span></text:p>
      <text:p text:style-name="P41"><draw:frame draw:style-name="fr1" draw:name="Objeto50" text:anchor-type="as-char" svg:y="-0.321cm" svg:width="3.951cm" svg:height="0.436cm" draw:z-index="4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1"/>
      <text:p text:style-name="P42">• <text:span text:style-name="T58">Implicação</text:span><text:span text:style-name="T4"> </text:span><text:span text:style-name="T46">10</text:span><text:span text:style-name="T4"> - </text:span><text:span text:style-name="T39">derivada</text:span><text:span text:style-name="T42"> d</text:span><text:span text:style-name="T46">a tangente</text:span><text:span text:style-name="T4">:</text:span></text:p>
      <text:p text:style-name="P41"><draw:frame draw:style-name="fr1" draw:name="Objeto51" text:anchor-type="as-char" svg:y="-0.369cm" svg:width="4.039cm" svg:height="0.483cm" draw:z-index="4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41"/>
      <text:p text:style-name="P42">• <text:span text:style-name="T58">Implicação </text:span><text:span text:style-name="T46">11</text:span><text:span text:style-name="T4"> - </text:span><text:span text:style-name="T39">derivada</text:span><text:span text:style-name="T42"> d</text:span><text:span text:style-name="T46">a </text:span><text:span text:style-name="T47">secante</text:span><text:span text:style-name="T4">:</text:span></text:p>
      <text:p text:style-name="P41"><draw:frame draw:style-name="fr1" draw:name="Objeto52" text:anchor-type="as-char" svg:y="-0.321cm" svg:width="5.025cm" svg:height="0.436cm" draw:z-index="4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41"/>
      <text:p text:style-name="P42">• <text:span text:style-name="T58">Implicação </text:span><text:span text:style-name="T46">1</text:span><text:span text:style-name="T47">2</text:span><text:span text:style-name="T4"> - </text:span><text:span text:style-name="T39">derivada</text:span><text:span text:style-name="T42"> d</text:span><text:span text:style-name="T46">a </text:span><text:span text:style-name="T47">cossecante</text:span><text:span text:style-name="T4">:</text:span></text:p>
      <text:p text:style-name="P41"><draw:frame draw:style-name="fr1" draw:name="Objeto53" text:anchor-type="as-char" svg:y="-0.321cm" svg:width="5.994cm" svg:height="0.436cm" draw:z-index="4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41"/>
      <text:p text:style-name="P42">• <text:span text:style-name="T58">Implicação</text:span><text:span text:style-name="T4"> </text:span><text:span text:style-name="T46">1</text:span><text:span text:style-name="T47">3</text:span><text:span text:style-name="T4"> - </text:span><text:span text:style-name="T39">derivada</text:span><text:span text:style-name="T42"> d</text:span><text:span text:style-name="T46">a </text:span><text:span text:style-name="T47">cotangente</text:span><text:span text:style-name="T4">:</text:span></text:p>
      <text:p text:style-name="P41"><draw:frame draw:style-name="fr1" draw:name="Objeto54" text:anchor-type="as-char" svg:y="-0.406cm" svg:width="5.191cm" svg:height="0.533cm" draw:z-index="4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41"/>
      <text:p text:style-name="P42">• <text:span text:style-name="T58">Implicação </text:span><text:span text:style-name="T46">1</text:span><text:span text:style-name="T48">4</text:span><text:span text:style-name="T4"> - </text:span><text:span text:style-name="T39">derivada</text:span><text:span text:style-name="T42"> d</text:span><text:span text:style-name="T49">e</text:span><text:span text:style-name="T46"> </text:span><text:span text:style-name="T49">f composta</text:span><text:span text:style-name="T4">:</text:span></text:p>
      <text:p text:style-name="P41"><draw:frame draw:style-name="fr1" draw:name="Objeto9" text:anchor-type="as-char" svg:y="-0.369cm" svg:width="5.089cm" svg:height="0.483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1"/>
      <text:p text:style-name="P17">Integrais:</text:p>
      <text:p text:style-name="P48"/>
      <text:p text:style-name="P51"><text:span text:style-name="T59">• <text:s/></text:span><text:span text:style-name="T53">Primitiva </text:span><text:span text:style-name="T73">Geral </text:span><text:span text:style-name="T53">:</text:span></text:p>
      <text:p text:style-name="P52"><text:span text:style-name="T73">É</text:span><text:span text:style-name="T62"> a </text:span><text:span text:style-name="T59">primitiva </text:span><text:span text:style-name="T75">ou </text:span><text:span text:style-name="T67">a</text:span><text:span text:style-name="T53">ntiderivada </text:span><text:span text:style-name="T59"><draw:frame draw:style-name="fr1" draw:name="Objeto81" text:anchor-type="as-char" svg:y="-0.321cm" svg:width="0.979cm" svg:height="0.436cm" draw:z-index="81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59"><text:s/></text:span><text:span text:style-name="T53">de </text:span><text:span text:style-name="T53"><draw:frame draw:style-name="fr1" draw:name="Objeto85" text:anchor-type="as-char" svg:y="-0.321cm" svg:width="1.141cm" svg:height="0.436cm" draw:z-index="70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53">, </text:span><text:span text:style-name="T73">onde </text:span><text:span text:style-name="T73"><draw:frame draw:style-name="fr1" draw:name="Objeto71" text:anchor-type="as-char" svg:y="-0.609cm" svg:width="6.331cm" svg:height="0.968cm" draw:z-index="80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73">, sendo </text:span><text:span text:style-name="T62"><draw:frame draw:style-name="fr1" draw:name="Objeto82" text:anchor-type="as-char" svg:y="-0.321cm" svg:width="0.445cm" svg:height="0.436cm" draw:z-index="71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62"><text:s/>a </text:span><text:span text:style-name="T54">C</text:span><text:span text:style-name="T59">onstante de integração ou </text:span><text:span text:style-name="T54">Constante </text:span><text:span text:style-name="T59">arbitrária </text:span><text:span text:style-name="T54">que intersepta o eixo das ordenadas assumindo qualquer valor. </text:span><text:span text:style-name="T76">P</text:span><text:span text:style-name="T56">rocessos</text:span> <text:span text:style-name="T74">reversos d</text:span><text:span text:style-name="T76">e</text:span><text:span text:style-name="T74"> processos </text:span>que <text:span text:style-name="T73">result</text:span><text:span text:style-name="T75">a</text:span><text:span text:style-name="T74">m </text:span><text:span text:style-name="T56">derivadas, </text:span>estabelecem<text:span text:style-name="T57"> </text:span><text:span text:style-name="T75"><text:s/></text:span><text:span text:style-name="T57">primitivas imediatas</text:span><text:span text:style-name="T56">. </text:span></text:p>
      <text:p text:style-name="P49"/>
      <text:p text:style-name="P50"><text:span text:style-name="T66">• </text:span><text:span text:style-name="T65">Integral indefinida:</text:span><text:span text:style-name="T65"><draw:frame draw:style-name="fr1" draw:name="Objeto72" text:anchor-type="as-char" svg:y="-0.385cm" svg:width="1.803cm" svg:height="0.529cm" draw:z-index="72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65">, é o conjunto de todas as primitivas </text:span><text:span text:style-name="T70">de </text:span><text:span text:style-name="T68"><draw:frame draw:style-name="fr1" draw:name="Objeto73" text:anchor-type="as-char" svg:y="-0.321cm" svg:width="0.646cm" svg:height="0.436cm" draw:z-index="73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68">, </text:span><text:span text:style-name="T72">ou seja </text:span><text:span text:style-name="T69">é a </text:span><text:span text:style-name="T76">P</text:span><text:span text:style-name="T69">rimitiva <text:s/></text:span><text:span text:style-name="T76">Geral</text:span><text:span text:style-name="T69"> </text:span><text:span text:style-name="T69"><draw:frame draw:style-name="fr1" draw:name="Objeto87" text:anchor-type="as-char" svg:y="-0.321cm" svg:width="2cm" svg:height="0.436cm" draw:z-index="74"><draw:object xlink:href="./Object 87" xlink:type="simple" xlink:show="embed" xlink:actuate="onLoad"/><draw:image xlink:href="./ObjectReplacements/Object 87" xlink:type="simple" xlink:show="embed" xlink:actuate="onLoad"/><svg:desc>fórmula</svg:desc></draw:frame></text:span></text:p>
      <text:p text:style-name="P47"/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f4f34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f4f34" draw:opacity="100%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f4f3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25T19:14:46.437000000</dc:date>
    <meta:editing-duration>PT1H11M56S</meta:editing-duration>
    <meta:editing-cycles>20</meta:editing-cycles>
    <meta:generator>LibreOffice/7.3.2.2$Windows_X86_64 LibreOffice_project/49f2b1bff42cfccbd8f788c8dc32c1c309559be0</meta:generator>
    <meta:document-statistic meta:table-count="0" meta:image-count="0" meta:object-count="98" meta:page-count="3" meta:paragraph-count="120" meta:word-count="528" meta:character-count="3051" meta:non-whitespace-character-count="2580"/>
  </office:meta>
</office:document-meta>
</file>

<file path=Object 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gt;0 (cresc) " "rightarrow" " f(x) &lt; x_0 " "rightarrow" " x_0 = Ponto máximo }</annotation>
  </semantics>
</math>
</file>

<file path=Object 10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row>
        <mi mathvariant="italic">PQ</mi>
        <mtext> </mtext>
        <mrow>
          <mo fence="true" form="prefix" stretchy="false">(</mo>
          <mrow>
            <mi mathvariant="italic">mPQ</mi>
          </mrow>
          <mo fence="true" form="postfix" stretchy="false">)</mo>
        </mrow>
      </mrow>
    </mstyle>
    <annotation encoding="StarMath 5.0">color coral { PQ " " (mPQ) }</annotation>
  </semantics>
</math>
</file>

<file path=Object 23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gt;0 (cresc) " "rightarrow" " f(x) &gt; x_0 " "rightarrow" " x_0 = Ponto mínimo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 mathvariant="italic"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 mathvariant="italic"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53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54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lt;0 (decre) " "rightarrow" " f(x) &lt; x_0 " "rightarrow" " x_0 = Ponto mínimo }</annotation>
  </semantics>
</math>
</file>

<file path=Object 55/content.xml><?xml version="1.0" encoding="utf-8"?>
<math xmlns="http://www.w3.org/1998/Math/MathML" display="block">
  <semantics>
    <mstyle mathcolor="#FF7F50">
      <mrow>
        <mi>S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Sucessor</mi>
        </mrow>
        <mi mathvariant="italic">de</mi>
        <mi>x</mi>
      </mrow>
    </mstyle>
    <annotation encoding="StarMath 5.0">color coral { S(x) = Sucessor de x }</annotation>
  </semantics>
</math>
</file>

<file path=Object 56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lt;0 (decre) " "rightarrow" " f(x) &gt; x_0 " "rightarrow" " x_0 = Ponto máximo }</annotation>
  </semantics>
</math>
</file>

<file path=Object 57/content.xml><?xml version="1.0" encoding="utf-8"?>
<math xmlns="http://www.w3.org/1998/Math/MathML" display="block">
  <semantics>
    <mstyle mathcolor="#FF7F50">
      <mrow>
        <mi mathvariant="italic">O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Oposto</mi>
        </mrow>
        <mi mathvariant="italic">de</mi>
        <mi>x</mi>
      </mrow>
    </mstyle>
    <annotation encoding="StarMath 5.0">color coral { Op(x) = Oposto de x }</annotation>
  </semantics>
</math>
</file>

<file path=Object 58/content.xml><?xml version="1.0" encoding="utf-8"?>
<math xmlns="http://www.w3.org/1998/Math/MathML" display="block">
  <semantics>
    <mstyle mathcolor="#FF7F50">
      <mrow>
        <mrow>
          <mi>I</mi>
          <mo stretchy="false">=</mo>
          <mi mathvariant="italic">decimal</mi>
        </mrow>
        <mi mathvariant="italic">infinito</mi>
        <mi mathvariant="italic">não</mi>
        <mi mathvariant="italic">periódico</mi>
        <mo stretchy="false">→</mo>
        <mi>π</mi>
      </mrow>
    </mstyle>
    <annotation encoding="StarMath 5.0">color coral { I = decimal infinito não periódico rightarrow %pi }</annotation>
  </semantics>
</math>
</file>

<file path=Object 59/content.xml><?xml version="1.0" encoding="utf-8"?>
<math xmlns="http://www.w3.org/1998/Math/MathML" display="block">
  <semantics>
    <mstyle mathcolor="#FF7F50">
      <mrow>
        <mrow>
          <mi mathvariant="normal">ℚ</mi>
          <mo stretchy="false">=</mo>
          <mi mathvariant="italic">decimal</mi>
        </mrow>
        <mi mathvariant="italic">dízima</mi>
        <mi mathvariant="italic">periódica</mi>
        <mi mathvariant="italic">simples</mi>
        <mi>e</mi>
        <mi mathvariant="italic">composta</mi>
      </mrow>
    </mstyle>
    <annotation encoding="StarMath 5.0">color coral { setQ = decimal dízima periódica simples e composta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60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</mrow>
        <mo stretchy="false">=</mo>
        <mrow>
          <mi>A</mi>
          <mo stretchy="false">+</mo>
          <mi>B</mi>
          <mo stretchy="false">−</mo>
          <mrow>
            <mo fence="true" form="prefix" stretchy="false">(</mo>
            <mrow>
              <mrow>
                <mi>A</mi>
                <mo stretchy="false">∩</mo>
                <mi>B</mi>
              </mrow>
            </mrow>
            <mo fence="true" form="postfix" stretchy="false">)</mo>
          </mrow>
        </mrow>
      </mrow>
    </mstyle>
    <annotation encoding="StarMath 5.0">color coral { A union B = A + B -(A intersection B) }</annotation>
  </semantics>
</math>
</file>

<file path=Object 61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  <mo stretchy="false">∪</mo>
          <mi>C</mi>
        </mrow>
        <mo stretchy="false">=</mo>
        <mrow>
          <mi>A</mi>
          <mo stretchy="false">+</mo>
          <mi>B</mi>
          <mo stretchy="false">+</mo>
          <mi>C</mi>
          <mo stretchy="false">−</mo>
          <mrow>
            <mo fence="true" form="prefix" stretchy="false">(</mo>
            <mrow>
              <mrow>
                <mtext/>
                <mo stretchy="false">∩</mo>
                <mrow>
                  <mo stretchy="false">−</mo>
                  <mrow>
                    <mo fence="true" form="prefix" stretchy="false">(</mo>
                    <mrow>
                      <mrow>
                        <mtext/>
                        <mo stretchy="false">∩</mo>
                        <mtext/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style>
    <annotation encoding="StarMath 5.0">color coral { A union B union C = A + B + C -( "" intersection - (""intersection"")) }</annotation>
  </semantics>
</math>
</file>

<file path=Object 62/content.xml><?xml version="1.0" encoding="utf-8"?>
<math xmlns="http://www.w3.org/1998/Math/MathML" display="block">
  <semantics>
    <mstyle mathcolor="#FF7F50">
      <mrow>
        <mi mathvariant="normal">ℝ</mi>
        <mrow>
          <mo fence="true" form="prefix" stretchy="false">[</mo>
          <mrow>
            <mrow>
              <mrow>
                <mo fence="true" form="prefix" stretchy="false">(</mo>
                <mrow>
                  <mi>I</mi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 mathvariant="normal">ℚ</mi>
                    <mrow>
                      <mo fence="true" form="prefix" stretchy="false">[</mo>
                      <mrow>
                        <mrow>
                          <mi mathvariant="normal">ℤ</mi>
                          <mrow>
                            <mo fence="true" form="prefix" stretchy="false">(</mo>
                            <mrow>
                              <mi mathvariant="normal">ℕ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color coral { setR [(I)( setQ [ setZ ( setN )])] }</annotation>
  </semantics>
</math>
</file>

<file path=Object 63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n)"}" }</annotation>
  </semantics>
</math>
</file>

<file path=Object 64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m</mi>
            </mrow>
          </mrow>
          <mo fence="true" form="postfix" stretchy="false">)</mo>
        </mrow>
        <mi>;</mi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m); (m, n)"}" }</annotation>
  </semantics>
</math>
</file>

<file path=Object 65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o stretchy="false">&lt;</mo>
              <mi>m</mi>
              <mo stretchy="false">&lt;</mo>
              <mi>x</mi>
              <mo stretchy="false">&lt;</mo>
              <mi>y</mi>
            </mrow>
          </mrow>
          <mo fence="true" form="postfix" stretchy="false">)</mo>
        </mrow>
        <mtext>}</mtext>
      </mrow>
    </mstyle>
    <annotation encoding="StarMath 5.0">color coral { R = "{"(n &lt; m &lt; x &lt; y) "}" }</annotation>
  </semantics>
</math>
</file>

<file path=Object 66/content.xml><?xml version="1.0" encoding="utf-8"?>
<math xmlns="http://www.w3.org/1998/Math/MathML" display="block">
  <semantics>
    <mstyle mathcolor="#FF7F50">
      <mrow>
        <mi mathvariant="italic">Não</mi>
        <mi mathvariant="italic">admite</mi>
        <mi>a</mi>
        <mi mathvariant="italic">simétrica</mi>
      </mrow>
    </mstyle>
    <annotation encoding="StarMath 5.0">color coral { Não admite a simétrica}</annotation>
  </semantics>
</math>
</file>

<file path=Object 67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n>.</mn>
        <mrow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o stretchy="false">=</mo>
          <mrow>
            <msup>
              <mi>a</mi>
              <mn>2</mn>
            </msup>
            <mo stretchy="false">−</mo>
            <msup>
              <mi>b</mi>
              <mn>2</mn>
            </msup>
          </mrow>
        </mrow>
      </mrow>
    </mstyle>
    <annotation encoding="StarMath 5.0">color coral { (a+b).(a-b) = a^2 - b^2}</annotation>
  </semantics>
</math>
</file>

<file path=Object 68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2</mn>
          </msup>
          <mo stretchy="false">=</mo>
          <mrow>
            <msup>
              <mi>a</mi>
              <mn>2</mn>
            </msup>
            <mo stretchy="false">±</mo>
            <mn>2</mn>
          </mrow>
        </mrow>
        <mrow>
          <mi mathvariant="italic">ab</mi>
          <mo stretchy="false">+</mo>
          <msup>
            <mi>b</mi>
            <mn>2</mn>
          </msup>
        </mrow>
      </mrow>
    </mstyle>
    <annotation encoding="StarMath 5.0">color coral { (a +- b)^2 = a^2 +- 2ab + b^2}</annotation>
  </semantics>
</math>
</file>

<file path=Object 69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3</mn>
          </msup>
          <mo stretchy="false">=</mo>
          <mrow>
            <msup>
              <mi>a</mi>
              <mn>3</mn>
            </msup>
            <mo stretchy="false">±</mo>
            <mn>3</mn>
          </mrow>
        </mrow>
        <msup>
          <mi>a</mi>
          <mn>2</mn>
        </msup>
        <mrow>
          <mi>b</mi>
          <mo stretchy="false">±</mo>
          <mn>3</mn>
        </mrow>
        <mrow>
          <msup>
            <mi mathvariant="italic">ab</mi>
            <mn>2</mn>
          </msup>
          <mo stretchy="false">±</mo>
          <msup>
            <mi>b</mi>
            <mn>3</mn>
          </msup>
        </mrow>
      </mrow>
    </mstyle>
    <annotation encoding="StarMath 5.0">color coral { (a +- b)^3 = a^3 +- 3a^{2}b +- 3ab^2 +- b^3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70/content.xml><?xml version="1.0" encoding="utf-8"?>
<math xmlns="http://www.w3.org/1998/Math/MathML" display="block">
  <semantics>
    <mstyle mathcolor="#FF7F50">
      <mrow>
        <mrow>
          <msqrt>
            <mrow>
              <mo fence="true" form="prefix" stretchy="false">(</mo>
              <mrow>
                <mrow>
                  <mi>a</mi>
                  <mo stretchy="false">+</mo>
                  <msqrt>
                    <mi>b</mi>
                  </msqrt>
                </mrow>
              </mrow>
              <mo fence="true" form="postfix" stretchy="false">)</mo>
            </mrow>
          </msqrt>
          <mo stretchy="false">=</mo>
          <mrow>
            <msqrt>
              <mfrac>
                <mrow>
                  <mi>a</mi>
                  <mo stretchy="false">+</mo>
                  <mi>c</mi>
                </mrow>
                <mn>2</mn>
              </mfrac>
            </msqrt>
            <mo stretchy="false">+</mo>
            <msqrt>
              <mfrac>
                <mrow>
                  <mi>a</mi>
                  <mo stretchy="false">−</mo>
                  <mi>c</mi>
                </mrow>
                <mn>2</mn>
              </mfrac>
            </msqrt>
          </mrow>
        </mrow>
        <mtext> </mtext>
        <mo stretchy="false">→</mo>
        <mtext> </mtext>
        <mrow>
          <mi>c</mi>
          <mo stretchy="false">=</mo>
          <msqrt>
            <mrow>
              <msup>
                <mi>a</mi>
                <mn>2</mn>
              </msup>
              <mo stretchy="false">−</mo>
              <mi>b</mi>
            </mrow>
          </msqrt>
        </mrow>
      </mrow>
    </mstyle>
    <annotation encoding="StarMath 5.0">color coral { sqrt{(a + sqrt{b})} = sqrt{{a+c}over2} + sqrt{{a-c}over2} " " rightarrow " " c = sqrt{a^2 -b}}</annotation>
  </semantics>
</math>
</file>

<file path=Object 7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i>n</mi>
          </msup>
        </mrow>
        <mtext>  </mtext>
        <mo stretchy="false">→</mo>
        <mtext> 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[</mo>
            <mrow>
              <mrow>
                <mrow>
                  <mfrac>
                    <msup>
                      <mi>x</mi>
                      <mrow>
                        <mi>n</mi>
                        <mo stretchy="false">+</mo>
                        <mn>1</mn>
                      </mrow>
                    </msup>
                    <mrow>
                      <mi>n</mi>
                      <mo stretchy="false">+</mo>
                      <mn>1</mn>
                    </mrow>
                  </mfrac>
                  <mo stretchy="false">+</mo>
                  <mi>C</mi>
                </mrow>
                <mtext/>
                <mo stretchy="false">⇔</mo>
                <mtext/>
                <mrow>
                  <mi>f</mi>
                  <mo stretchy="false">+</mo>
                  <mi>C</mi>
                </mrow>
              </mrow>
            </mrow>
            <mo fence="true" form="postfix" stretchy="false">]</mo>
          </mrow>
        </mrow>
      </mrow>
    </mstyle>
    <annotation encoding="StarMath 5.0">color coral { f'(x)=x^n "  "rightarrow"  " F(x) = [ { x^{n+1} } over {n+1} + C  ""dlrarrow"" f + C] }</annotation>
  </semantics>
</math>
</file>

<file path=Object 72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</mrow>
    </mstyle>
    <annotation encoding="StarMath 5.0">color coral { int f(x).dx }</annotation>
  </semantics>
</math>
</file>

<file path=Object 73/content.xml><?xml version="1.0" encoding="utf-8"?>
<math xmlns="http://www.w3.org/1998/Math/MathML" display="block">
  <semantics>
    <mstyle mathcolor="#FF7F50">
      <mrow>
        <mi>f</mi>
        <mi>'</mi>
      </mrow>
    </mstyle>
    <annotation encoding="StarMath 5.0">color coral { f' }</annotation>
  </semantics>
</math>
</file>

<file path=Object 74/content.xml><?xml version="1.0" encoding="utf-8"?>
<math xmlns="http://www.w3.org/1998/Math/MathML" display="block">
  <semantics>
    <mstyle mathcolor="#FF7F50">
      <mrow>
        <mrow>
          <mi>y</mi>
          <mo stretchy="false">=</mo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f(x) }</annotation>
  </semantics>
</math>
</file>

<file path=Object 75/content.xml><?xml version="1.0" encoding="utf-8"?>
<math xmlns="http://www.w3.org/1998/Math/MathML" display="block">
  <semantics>
    <mstyle mathcolor="#FF7F50">
      <mrow>
        <mi>d</mi>
        <mi>y</mi>
      </mrow>
    </mstyle>
    <annotation encoding="StarMath 5.0">color coral { d y }</annotation>
  </semantics>
</math>
</file>

<file path=Object 76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77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78/content.xml><?xml version="1.0" encoding="utf-8"?>
<math xmlns="http://www.w3.org/1998/Math/MathML" display="block">
  <semantics>
    <mstyle mathcolor="#FF7F50">
      <mi mathvariant="italic">DEPENDENTE</mi>
    </mstyle>
    <annotation encoding="StarMath 5.0">color coral {DEPENDENTE}</annotation>
  </semantics>
</math>
</file>

<file path=Object 7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80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1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(x) }</annotation>
  </semantics>
</math>
</file>

<file path=Object 82/content.xml><?xml version="1.0" encoding="utf-8"?>
<math xmlns="http://www.w3.org/1998/Math/MathML" display="block">
  <semantics>
    <mstyle mathcolor="#FF7F50">
      <mrow>
        <mi>f</mi>
        <mi>'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'(x) }</annotation>
  </semantics>
</math>
</file>

<file path=Object 83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row>
                <mrow>
                  <msub>
                    <mi>x</mi>
                    <mn>0</mn>
                  </msub>
                  <mo stretchy="false">+</mo>
                  <mi mathvariant="normal">Δ</mi>
                </mrow>
                <mi>x</mi>
              </mrow>
            </mrow>
            <mo fence="true" form="postfix" stretchy="false">)</mo>
          </mrow>
          <mo stretchy="false">−</mo>
          <mi>f</mi>
        </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f(x_0 + %DELTA x) - f(x_0)}</annotation>
  </semantics>
</math>
</file>

<file path=Object 84/content.xml><?xml version="1.0" encoding="utf-8"?>
<math xmlns="http://www.w3.org/1998/Math/MathML" display="block">
  <semantics>
    <mstyle mathcolor="#FF7F50">
      <mrow>
        <mi>d</mi>
        <mrow>
          <mi>y</mi>
          <mo stretchy="false">=</mo>
          <mi mathvariant="normal">Δ</mi>
        </mrow>
        <mrow>
          <mi>y</mi>
          <mo stretchy="false">=</mo>
          <mi>f</mi>
        </mrow>
        <mi>'</mi>
        <mrow>
          <mo fence="true" form="prefix" stretchy="false">(</mo>
          <mrow>
            <mi>x</mi>
          </mrow>
          <mo fence="true" form="postfix" stretchy="false">)</mo>
        </mrow>
        <mn>.</mn>
        <mrow>
          <mi>d</mi>
          <mi>x</mi>
        </mrow>
      </mrow>
    </mstyle>
    <annotation encoding="StarMath 5.0">color coral { d y = %DELTA y = f'(x).{d x}}</annotation>
  </semantics>
</math>
</file>

<file path=Object 85/content.xml><?xml version="1.0" encoding="utf-8"?>
<math xmlns="http://www.w3.org/1998/Math/MathML" display="block">
  <semantics>
    <mstyle mathcolor="#FF7F50">
      <mi>C</mi>
    </mstyle>
    <annotation encoding="StarMath 5.0">color coral { C }</annotation>
  </semantics>
</math>
</file>

<file path=Object 86/content.xml><?xml version="1.0" encoding="utf-8"?>
<math xmlns="http://www.w3.org/1998/Math/MathML" display="block">
  <semantics>
    <mstyle mathcolor="#FF7F50">
      <mrow>
        <mi>d</mi>
        <mi>x</mi>
      </mrow>
    </mstyle>
    <annotation encoding="StarMath 5.0">color coral { d x }</annotation>
  </semantics>
</math>
</file>

<file path=Object 87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i>f</mi>
            <mo stretchy="false">+</mo>
            <mi>C</mi>
          </mrow>
        </mrow>
      </mrow>
    </mstyle>
    <annotation encoding="StarMath 5.0">color coral { F(x) = f +C }</annotation>
  </semantics>
</math>
</file>

<file path=Object 88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 mathvariant="italic"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

<file path=Object 90/content.xml><?xml version="1.0" encoding="utf-8"?>
<math xmlns="http://www.w3.org/1998/Math/MathML" display="block">
  <semantics>
    <mstyle mathcolor="#FF7F50">
      <mi mathvariant="italic">INDEPENDENTE</mi>
    </mstyle>
    <annotation encoding="StarMath 5.0">color coral {INDEPENDENTE}</annotation>
  </semantics>
</math>
</file>

<file path=Object 91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92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93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row>
                <msub>
                  <mi>x</mi>
                  <mn>0</mn>
                </msub>
                <mo stretchy="false">+</mo>
                <mi mathvariant="normal">Δ</mi>
              </mrow>
              <mi>x</mi>
            </mrow>
          </mrow>
          <mo fence="true" form="postfix" stretchy="false">)</mo>
        </mrow>
        <mo stretchy="false">−</mo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(x_0 + %DELTA x) - (x_0)}</annotation>
  </semantics>
</math>
</file>

<file path=Object 94/content.xml><?xml version="1.0" encoding="utf-8"?>
<math xmlns="http://www.w3.org/1998/Math/MathML" display="block">
  <semantics>
    <mstyle mathcolor="#FF7F50">
      <mrow>
        <mi>d</mi>
        <mrow>
          <mi>x</mi>
          <mo stretchy="false">=</mo>
          <mfrac>
            <mrow>
              <mi>d</mi>
              <mi>y</mi>
            </mrow>
            <mrow>
              <mi>f</mi>
              <mi>'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  <mo stretchy="false">=</mo>
          <mfrac>
            <mrow>
              <menclose notation="horizontalstrike">
                <mrow>
                  <mi>f</mi>
                  <mi>'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enclose>
              <mn>.</mn>
              <mi>d</mi>
              <mi>x</mi>
            </mrow>
            <menclose notation="horizontalstrike">
              <mrow>
                <mi>f</mi>
                <mi>'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enclose>
          </mfrac>
        </mrow>
        <mtext/>
        <mo stretchy="false">⇔</mo>
        <mtext/>
        <mi>d</mi>
        <mrow>
          <mi>x</mi>
          <mo stretchy="false">=</mo>
          <mi mathvariant="normal">Δ</mi>
        </mrow>
        <mi>x</mi>
      </mrow>
    </mstyle>
    <annotation encoding="StarMath 5.0">color coral { d x =
  {d y} over {f'(x)} = 
  {overstrike{f'(x)}.d x} over overstrike{f'(x)} 
  ""dlrarrow"" d x = 
  %DELTA x}</annotation>
  </semantics>
</math>
</file>

<file path=Object 9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x_0}</annotation>
  </semantics>
</math>
</file>

<file path=Object 96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f(x)}</annotation>
  </semantics>
</math>
</file>

<file path=Object 97/content.xml><?xml version="1.0" encoding="utf-8"?>
<math xmlns="http://www.w3.org/1998/Math/MathML" display="block">
  <semantics>
    <mstyle mathcolor="#FF7F50">
      <mrow>
        <mo fence="true" form="prefix" stretchy="false">[</mo>
        <mrow>
          <mrow>
            <mfrac>
              <mrow>
                <mi mathvariant="normal">Δ</mi>
                <mi>y</mi>
              </mrow>
              <mrow>
                <mi mathvariant="normal">Δ</mi>
                <mi>x</mi>
              </mrow>
            </mfrac>
            <mo stretchy="false">=</mo>
            <mfrac>
              <mrow>
                <mi>d</mi>
                <mi>y</mi>
              </mrow>
              <mrow>
                <mi>d</mi>
                <mi>x</mi>
              </mrow>
            </mfrac>
          </mrow>
        </mrow>
        <mo fence="true" form="postfix" stretchy="false">]</mo>
      </mrow>
    </mstyle>
    <annotation encoding="StarMath 5.0">color coral {[{%DELTA y} over {%DELTA x} = {d y} over {d x}]}</annotation>
  </semantics>
</math>
</file>

<file path=Object 9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